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text-properties officeooo:paragraph-rsid="001e8fb7"/>
    </style:style>
    <style:style style:name="P2" style:family="paragraph" style:parent-style-name="Standard">
      <style:text-properties officeooo:rsid="001e8fb7" officeooo:paragraph-rsid="001e8fb7"/>
    </style:style>
    <style:style style:name="P3" style:family="paragraph" style:parent-style-name="Standard">
      <style:text-properties officeooo:paragraph-rsid="001e8fb7"/>
    </style:style>
    <style:style style:name="P4" style:family="paragraph" style:parent-style-name="Standard">
      <style:text-properties style:font-name="Hack" officeooo:rsid="001e8fb7" officeooo:paragraph-rsid="001e8fb7"/>
    </style:style>
    <style:style style:name="P5" style:family="paragraph" style:parent-style-name="Standard">
      <style:text-properties style:font-name="Hack" officeooo:rsid="001ed389" officeooo:paragraph-rsid="001fef92"/>
    </style:style>
    <style:style style:name="P6" style:family="paragraph" style:parent-style-name="Standard">
      <style:text-properties officeooo:rsid="001ed389" officeooo:paragraph-rsid="001ed389"/>
    </style:style>
    <style:style style:name="P7" style:family="paragraph" style:parent-style-name="Standard">
      <style:text-properties officeooo:rsid="001fef92" officeooo:paragraph-rsid="001fef92"/>
    </style:style>
    <style:style style:name="P8" style:family="paragraph" style:parent-style-name="Footer">
      <style:text-properties officeooo:rsid="00207905" officeooo:paragraph-rsid="00207905"/>
    </style:style>
    <style:style style:name="P9" style:family="paragraph" style:parent-style-name="Heading_20_1">
      <style:text-properties officeooo:paragraph-rsid="001fef92"/>
    </style:style>
    <style:style style:name="T1" style:family="text">
      <style:text-properties officeooo:rsid="001fef92"/>
    </style:style>
    <style:style style:name="T2" style:family="text">
      <style:text-properties style:font-name="Hack" fo:font-size="10pt" officeooo:rsid="001e8fb7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osdpcap - libosdp-conformance OSDP capture format</text:p>
      <text:h text:style-name="Heading_20_1" text:outline-level="1">Purpose</text:h>
      <text:p text:style-name="P2">to capture an OSDP byte stream for analysis.</text:p>
      <text:h text:style-name="Heading_20_1" text:outline-level="1">Format</text:h>
      <text:p text:style-name="P2">"JSONL" - JSON formed as a one line text JSON object, in a stream.</text:p>
      <text:h text:style-name="P1" text:outline-level="2">Fields</text:h>
      <text:p text:style-name="P4">data</text:p>
      <text:p text:style-name="P2">bytes, in hex, with interspersed spaces. <text:s/>These are the bytes right off the wire. <text:s/>Usually but not always a whole OSDP message. <text:s/>Might include the marking bytes (ff) in front of the SOM.</text:p>
      <text:p text:style-name="P4">io</text:p>
      <text:p text:style-name="P2">form of trace source, where monitor mode is "trace"</text:p>
      <text:p text:style-name="P5"><text:span text:style-name="T1">osdp-source</text:span></text:p>
      <text:p text:style-name="P7">the tool that created this record.</text:p>
      <text:p text:style-name="P5">osdp-trace-version</text:p>
      <text:p text:style-name="P6">what version of the format this record was written to follow.<text:span text:style-name="T1"> <text:s/>This document describes version "0" (zero.)</text:span></text:p>
      <text:p text:style-name="P4">time-sec, time-nsec</text:p>
      <text:p text:style-name="P2">In Linux, the 'struct timespec' time returned by clock_gettime.</text:p>
      <text:h text:style-name="P9" text:outline-level="1">Example</text:h>
      <text:p text:style-name="P3"><text:span text:style-name="T2">{ "time-sec" : "1580342115", "time-nsec" : "984691851", "io" : "trace", "data" : " ff ff 53 80 08 00 01 4b 01 d8", "osdp-trace-version":"0", "osdp-source":"libosdp-conformance 0.52-2" }</text:span></text:p>
      <text:p text:style-name="P2"/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207905" officeooo:paragraph-rsid="0020790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OSDPCAP Format Specification Version. 0<text:tab/><text:tab/>Page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8:03:43.248295612</meta:creation-date>
    <dc:date>2020-04-03T18:13:58.442013752</dc:date>
    <meta:editing-duration>PT10M15S</meta:editing-duration>
    <meta:editing-cycles>4</meta:editing-cycles>
    <meta:generator>LibreOffice/5.2.7.2$Linux_X86_64 LibreOffice_project/20m0$Build-2</meta:generator>
    <meta:document-statistic meta:table-count="0" meta:image-count="0" meta:object-count="0" meta:page-count="1" meta:paragraph-count="20" meta:word-count="146" meta:character-count="912" meta:non-whitespace-character-count="779"/>
  </office:meta>
</office:document-meta>
</file>